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Pictures/1000020100000304000000FD769BE9F4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34cm" svg:height="5.359cm" svg:x="1.031cm" svg:y="4.133cm">
          <draw:image xlink:href="Pictures/1000020100000304000000FD769BE9F4.png" xlink:type="simple" xlink:show="embed" xlink:actuate="onLoad">
            <text:p/>
          </draw:image>
        </draw:frame>
        <draw:frame draw:style-name="gr1" draw:text-style-name="P1" draw:layer="layout" svg:width="16.34cm" svg:height="5.359cm" svg:x="1.031cm" svg:y="11.433cm">
          <draw:image xlink:href="Pictures/1000020100000304000000FD769BE9F4.png" xlink:type="simple" xlink:show="embed" xlink:actuate="onLoad">
            <text:p/>
          </draw:image>
        </draw:frame>
        <draw:line draw:style-name="gr2" draw:text-style-name="P1" draw:layer="layout" svg:x1="5cm" svg:y1="3.8cm" svg:x2="5cm" svg:y2="17.2cm">
          <text:p/>
        </draw:line>
        <draw:line draw:style-name="gr2" draw:text-style-name="P1" draw:layer="layout" svg:x1="1.175cm" svg:y1="3.775cm" svg:x2="1.175cm" svg:y2="17.175cm">
          <text:p/>
        </draw:line>
        <draw:line draw:style-name="gr2" draw:text-style-name="P1" draw:layer="layout" svg:x1="8.975cm" svg:y1="3.775cm" svg:x2="8.975cm" svg:y2="17.175cm">
          <text:p/>
        </draw:line>
        <draw:g>
          <draw:frame draw:style-name="gr3" draw:layer="layout" svg:width="1.999cm" svg:height="0.999cm" svg:x="2.601cm" svg:y="7.30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3" draw:layer="layout" svg:width="0.755cm" svg:height="0.53cm" svg:x="6.701cm" svg:y="7.4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3" draw:layer="layout" svg:width="0.758cm" svg:height="0.53cm" svg:x="2.8cm" svg:y="14.601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3" draw:layer="layout" svg:width="0.75cm" svg:height="0.53cm" svg:x="6.5cm" svg:y="14.601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3" draw:layer="layout" svg:width="0.75cm" svg:height="0.53cm" svg:x="11.1cm" svg:y="6.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3" draw:layer="layout" svg:width="0.755cm" svg:height="0.53cm" svg:x="11.101cm" svg:y="8.70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3" draw:layer="layout" svg:width="0.75cm" svg:height="0.53cm" svg:x="15.201cm" svg:y="6.1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3" draw:layer="layout" svg:width="0.75cm" svg:height="0.53cm" svg:x="15.001cm" svg:y="8.7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3" draw:layer="layout" svg:width="0.75cm" svg:height="0.53cm" svg:x="11.101cm" svg:y="13.401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3" draw:layer="layout" svg:width="0.763cm" svg:height="0.53cm" svg:x="11.101cm" svg:y="16.101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3" draw:layer="layout" svg:width="0.763cm" svg:height="0.53cm" svg:x="15.2cm" svg:y="13.4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draw:layer="layout" svg:width="0.632cm" svg:height="0.53cm" svg:x="15.2cm" svg:y="16.1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line draw:style-name="gr2" draw:text-style-name="P1" draw:layer="layout" svg:x1="13.55cm" svg:y1="3.75cm" svg:x2="13.55cm" svg:y2="17.15cm">
          <text:p/>
        </draw:line>
        <draw:line draw:style-name="gr2" draw:text-style-name="P1" draw:layer="layout" svg:x1="17.325cm" svg:y1="3.725cm" svg:x2="17.325cm" svg:y2="17.125cm">
          <text:p/>
        </draw:line>
        <draw:frame draw:style-name="gr3" draw:layer="layout" svg:width="0.862cm" svg:height="0.797cm" svg:x="17.6cm" svg:y="6.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0.862cm" svg:height="0.797cm" svg:x="17.6cm" svg:y="13.5cm"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K </meta:initial-creator>
    <meta:creation-date>2014-02-05T06:05:33</meta:creation-date>
    <dc:date>2014-02-05T06:44:43</dc:date>
    <dc:creator>cK </dc:creator>
    <meta:editing-duration>PT8M40S</meta:editing-duration>
    <meta:editing-cycles>2</meta:editing-cycles>
    <meta:generator>LibreOffice/3.5$Linux_X86_64 LibreOffice_project/350m1$Build-2</meta:generator>
    <meta:document-statistic meta:object-count="22"/>
  </office:meta>
</office:document-meta>
</file>

<file path=Object 1/content.xml><?xml version="1.0" encoding="utf-8"?>
<math xmlns="http://www.w3.org/1998/Math/MathML">
  <semantics>
    <mrow>
      <msub>
        <mi>T</mi>
        <mn>11</mn>
      </msub>
    </mrow>
    <annotation encoding="StarMath 5.0">T_11</annotation>
  </semantics>
</math>
</file>

<file path=Object 10/content.xml><?xml version="1.0" encoding="utf-8"?>
<math xmlns="http://www.w3.org/1998/Math/MathML">
  <semantics>
    <mrow>
      <msub>
        <mi>T</mi>
        <mn>24</mn>
      </msub>
    </mrow>
    <annotation encoding="StarMath 5.0">T_24</annotation>
  </semantics>
</math>
</file>

<file path=Object 11/content.xml><?xml version="1.0" encoding="utf-8"?>
<math xmlns="http://www.w3.org/1998/Math/MathML">
  <semantics>
    <mrow>
      <msub>
        <mi>T</mi>
        <mn>25</mn>
      </msub>
    </mrow>
    <annotation encoding="StarMath 5.0">T_25</annotation>
  </semantics>
</math>
</file>

<file path=Object 12/content.xml><?xml version="1.0" encoding="utf-8"?>
<math xmlns="http://www.w3.org/1998/Math/MathML">
  <semantics>
    <mrow>
      <msub>
        <mi>T</mi>
        <mn>6</mn>
      </msub>
    </mrow>
    <annotation encoding="StarMath 5.0">T_6</annotation>
  </semantics>
</math>
</file>

<file path=Object 13/content.xml><?xml version="1.0" encoding="utf-8"?>
<math xmlns="http://www.w3.org/1998/Math/MathML">
  <semantics>
    <mrow>
      <mstyle mathsize="18pt">
        <mrow>
          <mrow>
            <mstyle mathvariant="bold">
              <mrow>
                <mrow>
                  <msub>
                    <mi>T</mi>
                    <mn>1</mn>
                  </msub>
                </mrow>
              </mrow>
            </mstyle>
          </mrow>
        </mrow>
      </mstyle>
    </mrow>
    <annotation encoding="StarMath 5.0">size 18 {bold {T_1}}</annotation>
  </semantics>
</math>
</file>

<file path=Object 14/content.xml><?xml version="1.0" encoding="utf-8"?>
<math xmlns="http://www.w3.org/1998/Math/MathML">
  <semantics>
    <mrow>
      <mstyle mathsize="18pt">
        <mrow>
          <mrow>
            <mstyle mathvariant="bold">
              <mrow>
                <mrow>
                  <msub>
                    <mi>T</mi>
                    <mn>2</mn>
                  </msub>
                </mrow>
              </mrow>
            </mstyle>
          </mrow>
        </mrow>
      </mstyle>
    </mrow>
    <annotation encoding="StarMath 5.0">size 18 {bold {T_2}}</annotation>
  </semantics>
</math>
</file>

<file path=Object 2/content.xml><?xml version="1.0" encoding="utf-8"?>
<math xmlns="http://www.w3.org/1998/Math/MathML">
  <semantics>
    <mrow>
      <msub>
        <mi>T</mi>
        <mn>12</mn>
      </msub>
    </mrow>
    <annotation encoding="StarMath 5.0">T_12</annotation>
  </semantics>
</math>
</file>

<file path=Object 3/content.xml><?xml version="1.0" encoding="utf-8"?>
<math xmlns="http://www.w3.org/1998/Math/MathML">
  <semantics>
    <mrow>
      <msub>
        <mi>T</mi>
        <mn>21</mn>
      </msub>
    </mrow>
    <annotation encoding="StarMath 5.0">T_21</annotation>
  </semantics>
</math>
</file>

<file path=Object 4/content.xml><?xml version="1.0" encoding="utf-8"?>
<math xmlns="http://www.w3.org/1998/Math/MathML">
  <semantics>
    <mrow>
      <msub>
        <mi>T</mi>
        <mn>22</mn>
      </msub>
    </mrow>
    <annotation encoding="StarMath 5.0">T_22</annotation>
  </semantics>
</math>
</file>

<file path=Object 5/content.xml><?xml version="1.0" encoding="utf-8"?>
<math xmlns="http://www.w3.org/1998/Math/MathML">
  <semantics>
    <mrow>
      <msub>
        <mi>T</mi>
        <mn>13</mn>
      </msub>
    </mrow>
    <annotation encoding="StarMath 5.0">T_13</annotation>
  </semantics>
</math>
</file>

<file path=Object 6/content.xml><?xml version="1.0" encoding="utf-8"?>
<math xmlns="http://www.w3.org/1998/Math/MathML">
  <semantics>
    <mrow>
      <msub>
        <mi>T</mi>
        <mn>14</mn>
      </msub>
    </mrow>
    <annotation encoding="StarMath 5.0">T_14</annotation>
  </semantics>
</math>
</file>

<file path=Object 7/content.xml><?xml version="1.0" encoding="utf-8"?>
<math xmlns="http://www.w3.org/1998/Math/MathML">
  <semantics>
    <mrow>
      <msub>
        <mi>T</mi>
        <mn>15</mn>
      </msub>
    </mrow>
    <annotation encoding="StarMath 5.0">T_15</annotation>
  </semantics>
</math>
</file>

<file path=Object 8/content.xml><?xml version="1.0" encoding="utf-8"?>
<math xmlns="http://www.w3.org/1998/Math/MathML">
  <semantics>
    <mrow>
      <msub>
        <mi>T</mi>
        <mn>16</mn>
      </msub>
    </mrow>
    <annotation encoding="StarMath 5.0">T_16</annotation>
  </semantics>
</math>
</file>

<file path=Object 9/content.xml><?xml version="1.0" encoding="utf-8"?>
<math xmlns="http://www.w3.org/1998/Math/MathML">
  <semantics>
    <mrow>
      <msub>
        <mi>T</mi>
        <mn>23</mn>
      </msub>
    </mrow>
    <annotation encoding="StarMath 5.0">T_23</annotation>
  </semantics>
</math>
</file>